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34861111111111cm" style:use-optimal-column-width="true"/>
    </style:style>
    <style:style style:name="co2" style:family="table-column">
      <style:table-column-properties fo:break-before="auto" style:column-width="1.25236111111111cm" style:use-optimal-column-width="true"/>
    </style:style>
    <style:style style:name="co3" style:family="table-column">
      <style:table-column-properties fo:break-before="auto" style:column-width="11.6240277777778cm" style:use-optimal-column-width="true"/>
    </style:style>
    <style:style style:name="co4" style:family="table-column">
      <style:table-column-properties fo:break-before="auto" style:column-width="6.84388888888889cm" style:use-optimal-column-width="true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1.92263888888889cm" style:use-optimal-column-width="true"/>
    </style:style>
    <style:style style:name="co7" style:family="table-column">
      <style:table-column-properties fo:break-before="auto" style:column-width="2.16958333333333cm" style:use-optimal-column-width="true"/>
    </style:style>
    <style:style style:name="co8" style:family="table-column">
      <style:table-column-properties fo:break-before="auto" style:column-width="1.85208333333333cm" style:use-optimal-column-width="true"/>
    </style:style>
    <style:style style:name="co9" style:family="table-column">
      <style:table-column-properties fo:break-before="auto" style:column-width="2.89277777777778cm" style:use-optimal-column-width="true"/>
    </style:style>
    <style:style style:name="co10" style:family="table-column">
      <style:table-column-properties fo:break-before="auto" style:column-width="2.06375cm" style:use-optimal-column-width="true"/>
    </style:style>
    <style:style style:name="co11" style:family="table-column">
      <style:table-column-properties fo:break-before="auto" style:column-width="2.99861111111111cm" style:use-optimal-column-width="true"/>
    </style:style>
    <style:style style:name="co12" style:family="table-column">
      <style:table-column-properties fo:break-before="auto" style:column-width="3.65125cm" style:use-optimal-column-width="true"/>
    </style:style>
    <style:style style:name="co13" style:family="table-column">
      <style:table-column-properties fo:break-before="auto" style:column-width="2.96333333333333cm" style:use-optimal-column-width="true"/>
    </style:style>
    <style:style style:name="co14" style:family="table-column">
      <style:table-column-properties fo:break-before="auto" style:column-width="2.99861111111111cm"/>
    </style:style>
    <style:style style:name="co15" style:family="table-column">
      <style:table-column-properties fo:break-before="auto" style:column-width="2.83986111111111cm"/>
    </style:style>
    <style:style style:name="co16" style:family="table-column">
      <style:table-column-properties fo:break-before="auto" style:column-width="2.2225cm" style:use-optimal-column-width="true"/>
    </style:style>
    <style:style style:name="co17" style:family="table-column">
      <style:table-column-properties fo:break-before="auto" style:column-width="2.08138888888889cm" style:use-optimal-column-width="true"/>
    </style:style>
    <style:style style:name="co18" style:family="table-column">
      <style:table-column-properties fo:break-before="auto" style:column-width="1.97555555555556cm" style:use-optimal-column-width="true"/>
    </style:style>
    <style:style style:name="co19" style:family="table-column">
      <style:table-column-properties fo:break-before="auto" style:column-width="3.03388888888889cm" style:use-optimal-column-width="true"/>
    </style:style>
    <style:style style:name="co20" style:family="table-column">
      <style:table-column-properties fo:break-before="auto" style:column-width="1.88736111111111cm" style:use-optimal-column-width="true"/>
    </style:style>
    <style:style style:name="co21" style:family="table-column">
      <style:table-column-properties fo:break-before="auto" style:column-width="2.31069444444444cm" style:use-optimal-column-width="true"/>
    </style:style>
    <style:style style:name="co22" style:family="table-column">
      <style:table-column-properties fo:break-before="auto" style:column-width="3.08680555555556cm" style:use-optimal-column-width="true"/>
    </style:style>
    <style:style style:name="co23" style:family="table-column">
      <style:table-column-properties fo:break-before="auto" style:column-width="2.11666666666667cm" style:use-optimal-column-width="true"/>
    </style:style>
    <style:style style:name="co24" style:family="table-column">
      <style:table-column-properties fo:break-before="auto" style:column-width="2.04611111111111cm" style:use-optimal-column-width="true"/>
    </style:style>
    <style:style style:name="co25" style:family="table-column">
      <style:table-column-properties fo:break-before="auto" style:column-width="2.59291666666667cm" style:use-optimal-column-width="true"/>
    </style:style>
    <style:style style:name="co26" style:family="table-column">
      <style:table-column-properties fo:break-before="auto" style:column-width="1.79916666666667cm"/>
    </style:style>
    <style:style style:name="ro1" style:family="table-row">
      <style:table-row-properties style:row-height="72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y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0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0" table:default-cell-style-name="ce1"/>
        <table:table-column table:style-name="co25" table:default-cell-style-name="ce1"/>
        <table:table-column table:style-name="co26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4" table:style-name="ce4">
            <text:p>314</text:p>
          </table:table-cell>
          <table:table-cell office:value-type="float" office:value="298.80444" table:style-name="ce4">
            <text:p>299</text:p>
          </table:table-cell>
          <table:table-cell office:value-type="float" office:value="813" table:style-name="ce4">
            <text:p>813</text:p>
          </table:table-cell>
          <table:table-cell office:value-type="float" office:value="790.03563000000008" table:style-name="ce4">
            <text:p>790</text:p>
          </table:table-cell>
          <table:table-cell office:value-type="float" office:value="3257" table:style-name="ce4">
            <text:p>3,257</text:p>
          </table:table-cell>
          <table:table-cell office:value-type="float" office:value="3182.6720300000002" table:style-name="ce4">
            <text:p>3,183</text:p>
          </table:table-cell>
          <table:table-cell office:value-type="float" office:value="1773" table:style-name="ce4">
            <text:p>1,773</text:p>
          </table:table-cell>
          <table:table-cell office:value-type="float" office:value="1729.5799399999999" table:style-name="ce4">
            <text:p>1,730</text:p>
          </table:table-cell>
          <table:table-cell office:value-type="float" office:value="164" table:style-name="ce4">
            <text:p>164</text:p>
          </table:table-cell>
          <table:table-cell office:value-type="float" office:value="158.64819999999997" table:style-name="ce4">
            <text:p>159</text:p>
          </table:table-cell>
          <table:table-cell office:value-type="float" office:value="33" table:style-name="ce4">
            <text:p>33</text:p>
          </table:table-cell>
          <table:table-cell office:value-type="float" office:value="32.405410000000003" table:style-name="ce4">
            <text:p>32</text:p>
          </table:table-cell>
          <table:table-cell office:value-type="float" office:value="6354" table:style-name="ce4">
            <text:p>6,354</text:p>
          </table:table-cell>
          <table:table-cell office:value-type="float" office:value="6192.1456499999995" table:style-name="ce4">
            <text:p>6,192</text:p>
          </table:table-cell>
          <table:table-cell office:value-type="float" office:value="74" table:style-name="ce4">
            <text:p>74</text:p>
          </table:table-cell>
          <table:table-cell office:value-type="float" office:value="71.800000000000011" table:style-name="ce4">
            <text:p>72</text:p>
          </table:table-cell>
          <table:table-cell office:value-type="float" office:value="32" table:style-name="ce4">
            <text:p>32</text:p>
          </table:table-cell>
          <table:table-cell office:value-type="float" office:value="26.66" table:style-name="ce4">
            <text:p>27</text:p>
          </table:table-cell>
          <table:table-cell office:value-type="float" office:value="239" table:style-name="ce4">
            <text:p>239</text:p>
          </table:table-cell>
          <table:table-cell office:value-type="float" office:value="239" table:style-name="ce4">
            <text:p>239</text:p>
          </table:table-cell>
          <table:table-cell office:value-type="float" office:value="345" table:style-name="ce4">
            <text:p>345</text:p>
          </table:table-cell>
          <table:table-cell office:value-type="float" office:value="337.46000000000004" table:style-name="ce4">
            <text:p>337</text:p>
          </table:table-cell>
          <table:table-cell office:value-type="float" office:value="0" table:style-name="ce4">
            <text:p>0</text:p>
          </table:table-cell>
          <table:table-cell office:value-type="float" office:value="6699" table:style-name="ce4">
            <text:p>6,699</text:p>
          </table:table-cell>
          <table:table-cell office:value-type="float" office:value="6529.6056499999995" table:style-name="ce4">
            <text:p>6,530</text:p>
          </table:table-cell>
          <table:table-cell office:value-type="float" office:value="22141745.780000005" table:style-name="ce4">
            <text:p>22,141,746</text:p>
          </table:table-cell>
          <table:table-cell office:value-type="float" office:value="929084.53" table:style-name="ce4">
            <text:p>929,085</text:p>
          </table:table-cell>
          <table:table-cell office:value-type="float" office:value="33953.259999999995" table:style-name="ce4">
            <text:p>33,953</text:p>
          </table:table-cell>
          <table:table-cell office:value-type="float" office:value="89097.660000000018" table:style-name="ce4">
            <text:p>89,098</text:p>
          </table:table-cell>
          <table:table-cell office:value-type="float" office:value="6510781.6199999982" table:style-name="ce4">
            <text:p>6,510,782</text:p>
          </table:table-cell>
          <table:table-cell office:value-type="float" office:value="3689219.5800000005" table:style-name="ce4">
            <text:p>3,689,220</text:p>
          </table:table-cell>
          <table:table-cell office:value-type="float" office:value="33393882.430000007" table:style-name="ce4">
            <text:p>33,393,882</text:p>
          </table:table-cell>
          <table:table-cell office:value-type="float" office:value="4242669.42" table:style-name="ce4">
            <text:p>4,242,669</text:p>
          </table:table-cell>
          <table:table-cell office:value-type="float" office:value="-535601.04" table:style-name="ce4">
            <text:p>-535,601</text:p>
          </table:table-cell>
          <table:table-cell office:value-type="float" office:value="3707068.38" table:style-name="ce4">
            <text:p>3,707,068</text:p>
          </table:table-cell>
          <table:table-cell office:value-type="float" office:value="37100950.81000001" table:style-name="ce4">
            <text:p>37,100,95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2" table:style-name="ce4">
            <text:p>122</text:p>
          </table:table-cell>
          <table:table-cell office:value-type="float" office:value="109.86082000000002" table:style-name="ce4">
            <text:p>110</text:p>
          </table:table-cell>
          <table:table-cell office:value-type="float" office:value="76" table:style-name="ce4">
            <text:p>76</text:p>
          </table:table-cell>
          <table:table-cell office:value-type="float" office:value="72.285420000000002" table:style-name="ce4">
            <text:p>72</text:p>
          </table:table-cell>
          <table:table-cell office:value-type="float" office:value="96" table:style-name="ce4">
            <text:p>96</text:p>
          </table:table-cell>
          <table:table-cell office:value-type="float" office:value="94.201349999999991" table:style-name="ce4">
            <text:p>94</text:p>
          </table:table-cell>
          <table:table-cell office:value-type="float" office:value="17" table:style-name="ce4">
            <text:p>17</text:p>
          </table:table-cell>
          <table:table-cell office:value-type="float" office:value="11.89189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3" table:style-name="ce4">
            <text:p>313</text:p>
          </table:table-cell>
          <table:table-cell office:value-type="float" office:value="290.23948000000001" table:style-name="ce4">
            <text:p>2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3" table:style-name="ce4">
            <text:p>313</text:p>
          </table:table-cell>
          <table:table-cell office:value-type="float" office:value="290.23948000000001" table:style-name="ce4">
            <text:p>290</text:p>
          </table:table-cell>
          <table:table-cell office:value-type="float" office:value="1871310.9766666668" table:style-name="ce4">
            <text:p>1,871,3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71310.9766666668" table:style-name="ce4">
            <text:p>1,871,3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71310.9766666668" table:style-name="ce4">
            <text:p>1,871,31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781" table:style-name="ce4">
            <text:p>9,781</text:p>
          </table:table-cell>
          <table:table-cell office:value-type="float" office:value="8577.5306700000601" table:style-name="ce4">
            <text:p>8,578</text:p>
          </table:table-cell>
          <table:table-cell office:value-type="float" office:value="2671" table:style-name="ce4">
            <text:p>2,671</text:p>
          </table:table-cell>
          <table:table-cell office:value-type="float" office:value="2530.2057599999948" table:style-name="ce4">
            <text:p>2,530</text:p>
          </table:table-cell>
          <table:table-cell office:value-type="float" office:value="2845" table:style-name="ce4">
            <text:p>2,845</text:p>
          </table:table-cell>
          <table:table-cell office:value-type="float" office:value="2691.8145199999954" table:style-name="ce4">
            <text:p>2,692</text:p>
          </table:table-cell>
          <table:table-cell office:value-type="float" office:value="747" table:style-name="ce4">
            <text:p>747</text:p>
          </table:table-cell>
          <table:table-cell office:value-type="float" office:value="729.01513999999997" table:style-name="ce4">
            <text:p>729</text:p>
          </table:table-cell>
          <table:table-cell office:value-type="float" office:value="75" table:style-name="ce4">
            <text:p>75</text:p>
          </table:table-cell>
          <table:table-cell office:value-type="float" office:value="74.55856" table:style-name="ce4">
            <text:p>75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6126" table:style-name="ce4">
            <text:p>16,126</text:p>
          </table:table-cell>
          <table:table-cell office:value-type="float" office:value="14610.124650000051" table:style-name="ce4">
            <text:p>14,610</text:p>
          </table:table-cell>
          <table:table-cell office:value-type="float" office:value="2271.52" table:style-name="ce4">
            <text:p>2,272</text:p>
          </table:table-cell>
          <table:table-cell office:value-type="float" office:value="2271.52" table:style-name="ce4">
            <text:p>2,272</text:p>
          </table:table-cell>
          <table:table-cell office:value-type="float" office:value="57.62" table:style-name="ce4">
            <text:p>58</text:p>
          </table:table-cell>
          <table:table-cell office:value-type="float" office:value="57.62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29.14" table:style-name="ce4">
            <text:p>2,329</text:p>
          </table:table-cell>
          <table:table-cell office:value-type="float" office:value="2329.14" table:style-name="ce4">
            <text:p>2,329</text:p>
          </table:table-cell>
          <table:table-cell office:value-type="float" office:value="0" table:style-name="ce4">
            <text:p>0</text:p>
          </table:table-cell>
          <table:table-cell office:value-type="float" office:value="18455.14" table:style-name="ce4">
            <text:p>18,455</text:p>
          </table:table-cell>
          <table:table-cell office:value-type="float" office:value="16939.264650000052" table:style-name="ce4">
            <text:p>16,939</text:p>
          </table:table-cell>
          <table:table-cell office:value-type="float" office:value="33357861.249999996" table:style-name="ce4">
            <text:p>33,357,861</text:p>
          </table:table-cell>
          <table:table-cell office:value-type="float" office:value="671280.49" table:style-name="ce4">
            <text:p>671,280</text:p>
          </table:table-cell>
          <table:table-cell office:value-type="float" office:value="132342.70000000001" table:style-name="ce4">
            <text:p>132,343</text:p>
          </table:table-cell>
          <table:table-cell office:value-type="float" office:value="538774.94999999995" table:style-name="ce4">
            <text:p>538,775</text:p>
          </table:table-cell>
          <table:table-cell office:value-type="float" office:value="9046126.0299999993" table:style-name="ce4">
            <text:p>9,046,126</text:p>
          </table:table-cell>
          <table:table-cell office:value-type="float" office:value="3529807.72" table:style-name="ce4">
            <text:p>3,529,808</text:p>
          </table:table-cell>
          <table:table-cell office:value-type="float" office:value="47276193.140000001" table:style-name="ce4">
            <text:p>47,276,193</text:p>
          </table:table-cell>
          <table:table-cell office:value-type="float" office:value="7227039.7399999993" table:style-name="ce4">
            <text:p>7,227,040</text:p>
          </table:table-cell>
          <table:table-cell office:value-type="float" office:value="10937.5" table:style-name="ce4">
            <text:p>10,938</text:p>
          </table:table-cell>
          <table:table-cell office:value-type="float" office:value="7237977.2399999993" table:style-name="ce4">
            <text:p>7,237,977</text:p>
          </table:table-cell>
          <table:table-cell office:value-type="float" office:value="54514170.380000003" table:style-name="ce4">
            <text:p>54,514,17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32" table:style-name="ce4">
            <text:p>432</text:p>
          </table:table-cell>
          <table:table-cell office:value-type="float" office:value="393.23083000000014" table:style-name="ce4">
            <text:p>393</text:p>
          </table:table-cell>
          <table:table-cell office:value-type="float" office:value="335" table:style-name="ce4">
            <text:p>335</text:p>
          </table:table-cell>
          <table:table-cell office:value-type="float" office:value="311.93007999999998" table:style-name="ce4">
            <text:p>312</text:p>
          </table:table-cell>
          <table:table-cell office:value-type="float" office:value="300" table:style-name="ce4">
            <text:p>300</text:p>
          </table:table-cell>
          <table:table-cell office:value-type="float" office:value="288.61244000000005" table:style-name="ce4">
            <text:p>289</text:p>
          </table:table-cell>
          <table:table-cell office:value-type="float" office:value="88" table:style-name="ce4">
            <text:p>88</text:p>
          </table:table-cell>
          <table:table-cell office:value-type="float" office:value="86.754870000000011" table:style-name="ce4">
            <text:p>87</text:p>
          </table:table-cell>
          <table:table-cell office:value-type="float" office:value="10" table:style-name="ce4">
            <text:p>10</text:p>
          </table:table-cell>
          <table:table-cell office:value-type="float" office:value="9.31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65" table:style-name="ce4">
            <text:p>1,165</text:p>
          </table:table-cell>
          <table:table-cell office:value-type="float" office:value="1089.8435400000001" table:style-name="ce4">
            <text:p>1,09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168" table:style-name="ce4">
            <text:p>1,168</text:p>
          </table:table-cell>
          <table:table-cell office:value-type="float" office:value="1092.8435400000001" table:style-name="ce4">
            <text:p>1,093</text:p>
          </table:table-cell>
          <table:table-cell office:value-type="float" office:value="2996638.15" table:style-name="ce4">
            <text:p>2,996,638</text:p>
          </table:table-cell>
          <table:table-cell office:value-type="float" office:value="37735.129999999997" table:style-name="ce4">
            <text:p>37,735</text:p>
          </table:table-cell>
          <table:table-cell office:value-type="float" office:value="46241.600000000006" table:style-name="ce4">
            <text:p>46,242</text:p>
          </table:table-cell>
          <table:table-cell office:value-type="float" office:value="27388.920000000002" table:style-name="ce4">
            <text:p>27,389</text:p>
          </table:table-cell>
          <table:table-cell office:value-type="float" office:value="637379.09" table:style-name="ce4">
            <text:p>637,379</text:p>
          </table:table-cell>
          <table:table-cell office:value-type="float" office:value="263857.45999999996" table:style-name="ce4">
            <text:p>263,857</text:p>
          </table:table-cell>
          <table:table-cell office:value-type="float" office:value="4009240.3499999996" table:style-name="ce4">
            <text:p>4,009,240</text:p>
          </table:table-cell>
          <table:table-cell office:value-type="float" office:value="6422.21" table:style-name="ce4">
            <text:p>6,422</text:p>
          </table:table-cell>
          <table:table-cell office:value-type="float" office:value="0" table:style-name="ce4">
            <text:p>0</text:p>
          </table:table-cell>
          <table:table-cell office:value-type="float" office:value="6422.21" table:style-name="ce4">
            <text:p>6,422</text:p>
          </table:table-cell>
          <table:table-cell office:value-type="float" office:value="4015662.5599999996" table:style-name="ce4">
            <text:p>4,015,66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Her Majesty’s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088" table:style-name="ce4">
            <text:p>28,088</text:p>
          </table:table-cell>
          <table:table-cell office:value-type="float" office:value="26528.364950000359" table:style-name="ce4">
            <text:p>26,528</text:p>
          </table:table-cell>
          <table:table-cell office:value-type="float" office:value="6517" table:style-name="ce4">
            <text:p>6,517</text:p>
          </table:table-cell>
          <table:table-cell office:value-type="float" office:value="6224.232500000021" table:style-name="ce4">
            <text:p>6,224</text:p>
          </table:table-cell>
          <table:table-cell office:value-type="float" office:value="6976" table:style-name="ce4">
            <text:p>6,976</text:p>
          </table:table-cell>
          <table:table-cell office:value-type="float" office:value="6675.0976100000171" table:style-name="ce4">
            <text:p>6,675</text:p>
          </table:table-cell>
          <table:table-cell office:value-type="float" office:value="836" table:style-name="ce4">
            <text:p>836</text:p>
          </table:table-cell>
          <table:table-cell office:value-type="float" office:value="816.51288000000011" table:style-name="ce4">
            <text:p>817</text:p>
          </table:table-cell>
          <table:table-cell office:value-type="float" office:value="82" table:style-name="ce4">
            <text:p>82</text:p>
          </table:table-cell>
          <table:table-cell office:value-type="float" office:value="81.400000000000006" table:style-name="ce4">
            <text:p>81</text:p>
          </table:table-cell>
          <table:table-cell office:value-type="float" office:value="19423" table:style-name="ce4">
            <text:p>19,423</text:p>
          </table:table-cell>
          <table:table-cell office:value-type="float" office:value="17989.969419999961" table:style-name="ce4">
            <text:p>17,990</text:p>
          </table:table-cell>
          <table:table-cell office:value-type="float" office:value="61922" table:style-name="ce4">
            <text:p>61,922</text:p>
          </table:table-cell>
          <table:table-cell office:value-type="float" office:value="58315.577360000359" table:style-name="ce4">
            <text:p>58,316</text:p>
          </table:table-cell>
          <table:table-cell office:value-type="float" office:value="1237.8900000000003" table:style-name="ce4">
            <text:p>1,238</text:p>
          </table:table-cell>
          <table:table-cell office:value-type="float" office:value="1237.8900000000003" table:style-name="ce4">
            <text:p>1,2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37.8900000000003" table:style-name="ce4">
            <text:p>1,238</text:p>
          </table:table-cell>
          <table:table-cell office:value-type="float" office:value="1237.8900000000003" table:style-name="ce4">
            <text:p>1,238</text:p>
          </table:table-cell>
          <table:table-cell office:value-type="float" office:value="1" table:style-name="ce4">
            <text:p>1</text:p>
          </table:table-cell>
          <table:table-cell office:value-type="float" office:value="63159.89" table:style-name="ce4">
            <text:p>63,160</text:p>
          </table:table-cell>
          <table:table-cell office:value-type="float" office:value="59553.467360000359" table:style-name="ce4">
            <text:p>59,553</text:p>
          </table:table-cell>
          <table:table-cell office:value-type="float" office:value="146781625.94" table:style-name="ce4">
            <text:p>146,781,626</text:p>
          </table:table-cell>
          <table:table-cell office:value-type="float" office:value="14657019.810000002" table:style-name="ce4">
            <text:p>14,657,020</text:p>
          </table:table-cell>
          <table:table-cell office:value-type="float" office:value="1385045.2599999998" table:style-name="ce4">
            <text:p>1,385,045</text:p>
          </table:table-cell>
          <table:table-cell office:value-type="float" office:value="10481121.299999999" table:style-name="ce4">
            <text:p>10,481,121</text:p>
          </table:table-cell>
          <table:table-cell office:value-type="float" office:value="40866258.900000006" table:style-name="ce4">
            <text:p>40,866,259</text:p>
          </table:table-cell>
          <table:table-cell office:value-type="float" office:value="17392291.670000002" table:style-name="ce4">
            <text:p>17,392,292</text:p>
          </table:table-cell>
          <table:table-cell office:value-type="float" office:value="231563362.88" table:style-name="ce4">
            <text:p>231,563,363</text:p>
          </table:table-cell>
          <table:table-cell office:value-type="float" office:value="5369273.8000000007" table:style-name="ce4">
            <text:p>5,369,274</text:p>
          </table:table-cell>
          <table:table-cell office:value-type="float" office:value="333016.13" table:style-name="ce4">
            <text:p>333,016</text:p>
          </table:table-cell>
          <table:table-cell office:value-type="float" office:value="5702289.9300000006" table:style-name="ce4">
            <text:p>5,702,290</text:p>
          </table:table-cell>
          <table:table-cell office:value-type="float" office:value="237265652.81" table:style-name="ce4">
            <text:p>237,265,65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854" table:style-name="ce4">
            <text:p>854</text:p>
          </table:table-cell>
          <table:table-cell office:value-type="float" office:value="771.63081999999895" table:style-name="ce4">
            <text:p>772</text:p>
          </table:table-cell>
          <table:table-cell office:value-type="float" office:value="396" table:style-name="ce4">
            <text:p>396</text:p>
          </table:table-cell>
          <table:table-cell office:value-type="float" office:value="378.74135000000012" table:style-name="ce4">
            <text:p>379</text:p>
          </table:table-cell>
          <table:table-cell office:value-type="float" office:value="170" table:style-name="ce4">
            <text:p>170</text:p>
          </table:table-cell>
          <table:table-cell office:value-type="float" office:value="161.32541000000001" table:style-name="ce4">
            <text:p>161</text:p>
          </table:table-cell>
          <table:table-cell office:value-type="float" office:value="19" table:style-name="ce4">
            <text:p>19</text:p>
          </table:table-cell>
          <table:table-cell office:value-type="float" office:value="18.8" table:style-name="ce4">
            <text:p>19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42" table:style-name="ce4">
            <text:p>1,442</text:p>
          </table:table-cell>
          <table:table-cell office:value-type="float" office:value="1333.4975799999991" table:style-name="ce4">
            <text:p>1,333</text:p>
          </table:table-cell>
          <table:table-cell office:value-type="float" office:value="246" table:style-name="ce4">
            <text:p>246</text:p>
          </table:table-cell>
          <table:table-cell office:value-type="float" office:value="230.9" table:style-name="ce4">
            <text:p>2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6" table:style-name="ce4">
            <text:p>246</text:p>
          </table:table-cell>
          <table:table-cell office:value-type="float" office:value="230.9" table:style-name="ce4">
            <text:p>231</text:p>
          </table:table-cell>
          <table:table-cell office:value-type="float" office:value="0" table:style-name="ce4">
            <text:p>0</text:p>
          </table:table-cell>
          <table:table-cell office:value-type="float" office:value="1688" table:style-name="ce4">
            <text:p>1,688</text:p>
          </table:table-cell>
          <table:table-cell office:value-type="float" office:value="1564.3975799999992" table:style-name="ce4">
            <text:p>1,564</text:p>
          </table:table-cell>
          <table:table-cell office:value-type="float" office:value="2827925.1999999997" table:style-name="ce4">
            <text:p>2,827,925</text:p>
          </table:table-cell>
          <table:table-cell office:value-type="float" office:value="49562.78" table:style-name="ce4">
            <text:p>49,563</text:p>
          </table:table-cell>
          <table:table-cell office:value-type="float" office:value="600" table:style-name="ce4">
            <text:p>600</text:p>
          </table:table-cell>
          <table:table-cell office:value-type="float" office:value="199521.15999999997" table:style-name="ce4">
            <text:p>199,521</text:p>
          </table:table-cell>
          <table:table-cell office:value-type="float" office:value="704847.55" table:style-name="ce4">
            <text:p>704,848</text:p>
          </table:table-cell>
          <table:table-cell office:value-type="float" office:value="279653.07" table:style-name="ce4">
            <text:p>279,653</text:p>
          </table:table-cell>
          <table:table-cell office:value-type="float" office:value="4062109.7599999993" table:style-name="ce4">
            <text:p>4,062,110</text:p>
          </table:table-cell>
          <table:table-cell office:value-type="float" office:value="586343.90999999992" table:style-name="ce4">
            <text:p>586,344</text:p>
          </table:table-cell>
          <table:table-cell office:value-type="float" office:value="0" table:style-name="ce4">
            <text:p>0</text:p>
          </table:table-cell>
          <table:table-cell office:value-type="float" office:value="586343.90999999992" table:style-name="ce4">
            <text:p>586,344</text:p>
          </table:table-cell>
          <table:table-cell office:value-type="float" office:value="4648453.669999999" table:style-name="ce4">
            <text:p>4,648,454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44" table:style-name="ce4">
            <text:p>2,244</text:p>
          </table:table-cell>
          <table:table-cell office:value-type="float" office:value="2043.9997747747684" table:style-name="ce4">
            <text:p>2,044</text:p>
          </table:table-cell>
          <table:table-cell office:value-type="float" office:value="2244" table:style-name="ce4">
            <text:p>2,244</text:p>
          </table:table-cell>
          <table:table-cell office:value-type="float" office:value="2043.9997747747684" table:style-name="ce4">
            <text:p>2,044</text:p>
          </table:table-cell>
          <table:table-cell office:value-type="float" office:value="57" table:style-name="ce4">
            <text:p>57</text:p>
          </table:table-cell>
          <table:table-cell office:value-type="float" office:value="57" table:style-name="ce4">
            <text:p>57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4">
            <text:p>62</text:p>
          </table:table-cell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2306" table:style-name="ce4">
            <text:p>2,306</text:p>
          </table:table-cell>
          <table:table-cell office:value-type="float" office:value="2105.9997747747684" table:style-name="ce4">
            <text:p>2,106</text:p>
          </table:table-cell>
          <table:table-cell office:value-type="float" office:value="18405568.419999987" table:style-name="ce4">
            <text:p>18,405,5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405568.419999987" table:style-name="ce4">
            <text:p>18,405,568</text:p>
          </table:table-cell>
          <table:table-cell office:value-type="float" office:value="1169681.7799999998" table:style-name="ce4">
            <text:p>1,169,682</text:p>
          </table:table-cell>
          <table:table-cell office:value-type="float" office:value="0" table:style-name="ce4">
            <text:p>0</text:p>
          </table:table-cell>
          <table:table-cell office:value-type="float" office:value="1169681.7799999998" table:style-name="ce4">
            <text:p>1,169,682</text:p>
          </table:table-cell>
          <table:table-cell office:value-type="float" office:value="19575250.199999988" table:style-name="ce4">
            <text:p>19,575,25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5.4" table:style-name="ce4">
            <text:p>95</text:p>
          </table:table-cell>
          <table:table-cell office:value-type="float" office:value="101" table:style-name="ce4">
            <text:p>101</text:p>
          </table:table-cell>
          <table:table-cell office:value-type="float" office:value="95.4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5.4" table:style-name="ce4">
            <text:p>95</text:p>
          </table:table-cell>
          <table:table-cell office:value-type="float" office:value="913893" table:style-name="ce4">
            <text:p>913,893</text:p>
          </table:table-cell>
          <table:table-cell office:value-type="float" office:value="0" table:style-name="ce4">
            <text:p>0</text:p>
          </table:table-cell>
          <table:table-cell office:value-type="float" office:value="2050" table:style-name="ce4">
            <text:p>2,0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5943" table:style-name="ce4">
            <text:p>915,9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5943" table:style-name="ce4">
            <text:p>915,94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26.6" table:style-name="ce4">
            <text:p>27</text:p>
          </table:table-cell>
          <table:table-cell office:value-type="float" office:value="51" table:style-name="ce4">
            <text:p>51</text:p>
          </table:table-cell>
          <table:table-cell office:value-type="float" office:value="50.6" table:style-name="ce4">
            <text:p>51</text:p>
          </table:table-cell>
          <table:table-cell office:value-type="float" office:value="10" table:style-name="ce4">
            <text:p>10</text:p>
          </table:table-cell>
          <table:table-cell office:value-type="float" office:value="9.6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3" table:style-name="ce4">
            <text:p>93</text:p>
          </table:table-cell>
          <table:table-cell office:value-type="float" office:value="91" table:style-name="ce4">
            <text:p>91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01" table:style-name="ce4">
            <text:p>101</text:p>
          </table:table-cell>
          <table:table-cell office:value-type="float" office:value="99" table:style-name="ce4">
            <text:p>99</text:p>
          </table:table-cell>
          <table:table-cell office:value-type="float" office:value="294009.77" table:style-name="ce4">
            <text:p>294,010</text:p>
          </table:table-cell>
          <table:table-cell office:value-type="float" office:value="10113.34" table:style-name="ce4">
            <text:p>10,113</text:p>
          </table:table-cell>
          <table:table-cell office:value-type="float" office:value="500" table:style-name="ce4">
            <text:p>500</text:p>
          </table:table-cell>
          <table:table-cell office:value-type="float" office:value="521.95000000000005" table:style-name="ce4">
            <text:p>522</text:p>
          </table:table-cell>
          <table:table-cell office:value-type="float" office:value="71745.069999999992" table:style-name="ce4">
            <text:p>71,745</text:p>
          </table:table-cell>
          <table:table-cell office:value-type="float" office:value="35110.120000000003" table:style-name="ce4">
            <text:p>35,110</text:p>
          </table:table-cell>
          <table:table-cell office:value-type="float" office:value="412000.25000000006" table:style-name="ce4">
            <text:p>412,000</text:p>
          </table:table-cell>
          <table:table-cell office:value-type="float" office:value="27467.06" table:style-name="ce4">
            <text:p>27,467</text:p>
          </table:table-cell>
          <table:table-cell office:value-type="float" office:value="500" table:style-name="ce4">
            <text:p>500</text:p>
          </table:table-cell>
          <table:table-cell office:value-type="float" office:value="27967.06" table:style-name="ce4">
            <text:p>27,967</text:p>
          </table:table-cell>
          <table:table-cell office:value-type="float" office:value="439967.31000000006" table:style-name="ce4">
            <text:p>439,96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119999999999997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35.119999999999997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119999999999997" table:style-name="ce4">
            <text:p>35</text:p>
          </table:table-cell>
          <table:table-cell office:value-type="float" office:value="515440.99" table:style-name="ce4">
            <text:p>515,4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5440.99" table:style-name="ce4">
            <text:p>515,4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5440.99" table:style-name="ce4">
            <text:p>515,44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4" table:style-name="ce4">
            <text:p>14</text:p>
          </table:table-cell>
          <table:table-cell office:value-type="float" office:value="13.5" table:style-name="ce4">
            <text:p>14</text:p>
          </table:table-cell>
          <table:table-cell office:value-type="float" office:value="105" table:style-name="ce4">
            <text:p>105</text:p>
          </table:table-cell>
          <table:table-cell office:value-type="float" office:value="102.5" table:style-name="ce4">
            <text:p>103</text:p>
          </table:table-cell>
          <table:table-cell office:value-type="float" office:value="46" table:style-name="ce4">
            <text:p>46</text:p>
          </table:table-cell>
          <table:table-cell office:value-type="float" office:value="45.2" table:style-name="ce4">
            <text:p>45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7" table:style-name="ce4">
            <text:p>177</text:p>
          </table:table-cell>
          <table:table-cell office:value-type="float" office:value="172.2" table:style-name="ce4">
            <text:p>172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83" table:style-name="ce4">
            <text:p>183</text:p>
          </table:table-cell>
          <table:table-cell office:value-type="float" office:value="178.2" table:style-name="ce4">
            <text:p>178</text:p>
          </table:table-cell>
          <table:table-cell office:value-type="float" office:value="392924.72" table:style-name="ce4">
            <text:p>392,925</text:p>
          </table:table-cell>
          <table:table-cell office:value-type="float" office:value="1344.36" table:style-name="ce4">
            <text:p>1,344</text:p>
          </table:table-cell>
          <table:table-cell office:value-type="float" office:value="250" table:style-name="ce4">
            <text:p>250</text:p>
          </table:table-cell>
          <table:table-cell office:value-type="float" office:value="0" table:style-name="ce4">
            <text:p>0</text:p>
          </table:table-cell>
          <table:table-cell office:value-type="float" office:value="102742.09" table:style-name="ce4">
            <text:p>102,742</text:p>
          </table:table-cell>
          <table:table-cell office:value-type="float" office:value="42487.499999999993" table:style-name="ce4">
            <text:p>42,488</text:p>
          </table:table-cell>
          <table:table-cell office:value-type="float" office:value="539748.66999999993" table:style-name="ce4">
            <text:p>539,749</text:p>
          </table:table-cell>
          <table:table-cell office:value-type="float" office:value="18678.36" table:style-name="ce4">
            <text:p>18,678</text:p>
          </table:table-cell>
          <table:table-cell office:value-type="float" office:value="300" table:style-name="ce4">
            <text:p>300</text:p>
          </table:table-cell>
          <table:table-cell office:value-type="float" office:value="18978.36" table:style-name="ce4">
            <text:p>18,978</text:p>
          </table:table-cell>
          <table:table-cell office:value-type="float" office:value="558727.02999999991" table:style-name="ce4">
            <text:p>558,72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4.4" table:style-name="ce4">
            <text:p>14</text:p>
          </table:table-cell>
          <table:table-cell office:value-type="float" office:value="46" table:style-name="ce4">
            <text:p>46</text:p>
          </table:table-cell>
          <table:table-cell office:value-type="float" office:value="44.94" table:style-name="ce4">
            <text:p>45</text:p>
          </table:table-cell>
          <table:table-cell office:value-type="float" office:value="35" table:style-name="ce4">
            <text:p>35</text:p>
          </table:table-cell>
          <table:table-cell office:value-type="float" office:value="34.7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" table:style-name="ce4">
            <text:p>103</text:p>
          </table:table-cell>
          <table:table-cell office:value-type="float" office:value="101.09" table:style-name="ce4">
            <text:p>1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" table:style-name="ce4">
            <text:p>103</text:p>
          </table:table-cell>
          <table:table-cell office:value-type="float" office:value="101.09" table:style-name="ce4">
            <text:p>101</text:p>
          </table:table-cell>
          <table:table-cell office:value-type="float" office:value="345877.49000000005" table:style-name="ce4">
            <text:p>345,877</text:p>
          </table:table-cell>
          <table:table-cell office:value-type="float" office:value="2759.39" table:style-name="ce4">
            <text:p>2,7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700.919999999984" table:style-name="ce4">
            <text:p>96,701</text:p>
          </table:table-cell>
          <table:table-cell office:value-type="float" office:value="44559.97" table:style-name="ce4">
            <text:p>44,560</text:p>
          </table:table-cell>
          <table:table-cell office:value-type="float" office:value="489897.77" table:style-name="ce4">
            <text:p>489,8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9897.77" table:style-name="ce4">
            <text:p>489,89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4.8" table:style-name="ce4">
            <text:p>5</text:p>
          </table:table-cell>
          <table:table-cell office:value-type="float" office:value="16" table:style-name="ce4">
            <text:p>16</text:p>
          </table:table-cell>
          <table:table-cell office:value-type="float" office:value="15.8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office:value-type="float" office:value="40.200000000000003" table:style-name="ce4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4">
            <text:p>42</text:p>
          </table:table-cell>
          <table:table-cell office:value-type="float" office:value="41.2" table:style-name="ce4">
            <text:p>41</text:p>
          </table:table-cell>
          <table:table-cell office:value-type="float" office:value="239647.39" table:style-name="ce4">
            <text:p>239,647</text:p>
          </table:table-cell>
          <table:table-cell office:value-type="float" office:value="1849.1699999999998" table:style-name="ce4">
            <text:p>1,849</text:p>
          </table:table-cell>
          <table:table-cell office:value-type="float" office:value="-300" table:style-name="ce4">
            <text:p>-300</text:p>
          </table:table-cell>
          <table:table-cell office:value-type="float" office:value="0" table:style-name="ce4">
            <text:p>0</text:p>
          </table:table-cell>
          <table:table-cell office:value-type="float" office:value="49487.229999999996" table:style-name="ce4">
            <text:p>49,487</text:p>
          </table:table-cell>
          <table:table-cell office:value-type="float" office:value="21502.829999999998" table:style-name="ce4">
            <text:p>21,503</text:p>
          </table:table-cell>
          <table:table-cell office:value-type="float" office:value="312186.62000000005" table:style-name="ce4">
            <text:p>312,187</text:p>
          </table:table-cell>
          <table:table-cell office:value-type="float" office:value="15436" table:style-name="ce4">
            <text:p>15,436</text:p>
          </table:table-cell>
          <table:table-cell office:value-type="float" office:value="0" table:style-name="ce4">
            <text:p>0</text:p>
          </table:table-cell>
          <table:table-cell office:value-type="float" office:value="15436" table:style-name="ce4">
            <text:p>15,436</text:p>
          </table:table-cell>
          <table:table-cell office:value-type="float" office:value="327622.62000000005" table:style-name="ce4">
            <text:p>327,623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Hartley, Robert</meta:initial-creator>
    <dc:creator>Caldwell, Simon</dc:creator>
    <meta:creation-date>2022-09-30T10:29:42Z</meta:creation-date>
    <dc:date>2022-10-05T10:12:18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